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MetaData.getElemen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etaData.getPossible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etaData.loa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CRMetaData.getAvailableKey2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etaData.JCRMetaData( String namespace , String sourceUri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MetaData.getFirstValu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MetaData.setPossibleKeys( String [ ]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etaData.getKey2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MetaData.setValue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MetaData.getAvailable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etaData.addValue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MetaData.isValid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MetaData.sav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CRMetaData.forcedReplaceBy( MetaData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etaData.replaceBy( MetaData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MetaData.removeAllValu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etaData.getValu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MetaData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